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5in" fo:break-before="page" table:align="center"/>
    </style:style>
    <style:style style:name="Table1.A" style:family="table-column">
      <style:table-column-properties style:column-width="5.25in"/>
    </style:style>
    <style:style style:name="Table1.1" style:family="table-row">
      <style:table-row-properties style:min-row-height="7.4063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2" style:family="table">
      <style:table-properties style:width="4.6972in" fo:margin-left="0.1806in" fo:margin-right="0.2257in" table:align="margins" style:shadow="#808080 0.0701in -0.0701in"/>
    </style:style>
    <style:style style:name="Table2.A" style:family="table-column">
      <style:table-column-properties style:column-width="0.4313in" style:rel-column-width="6014*"/>
    </style:style>
    <style:style style:name="Table2.B" style:family="table-column">
      <style:table-column-properties style:column-width="4.266in" style:rel-column-width="59521*"/>
    </style:style>
    <style:style style:name="Table2.1" style:family="table-row">
      <style:table-row-properties style:row-height="0.25in"/>
    </style:style>
    <style:style style:name="Table2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2.B1" style:family="table-cell">
      <style:table-cell-properties fo:padding="0.0382in" fo:border="0.0139in solid #000000"/>
    </style:style>
    <style:style style:name="Table2.A2" style:family="table-cell">
      <style:table-cell-properties fo:padding="0.0382in" fo:border-left="0.0139in solid #000000" fo:border-right="none" fo:border-top="none" fo:border-bottom="0.0139in solid #000000"/>
    </style:style>
    <style:style style:name="Table2.B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2.22" style:family="table-row">
      <style:table-row-properties style:row-height="0.7917in"/>
    </style:style>
    <style:style style:name="Table3" style:family="table">
      <style:table-properties style:width="4.6903in" fo:margin-left="0.3472in" fo:margin-right="0.066in" table:align="margins" style:shadow="#808080 0.0701in -0.0701in"/>
    </style:style>
    <style:style style:name="Table3.A" style:family="table-column">
      <style:table-column-properties style:column-width="0.4056in" style:rel-column-width="5669*"/>
    </style:style>
    <style:style style:name="Table3.B" style:family="table-column">
      <style:table-column-properties style:column-width="4.2847in" style:rel-column-width="59866*"/>
    </style:style>
    <style:style style:name="Table3.1" style:family="table-row">
      <style:table-row-properties style:row-height="0.25in"/>
    </style:style>
    <style:style style:name="Table3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3.B1" style:family="table-cell">
      <style:table-cell-properties fo:padding="0.0382in" fo:border="0.0139in solid #000000"/>
    </style:style>
    <style:style style:name="Table3.A2" style:family="table-cell">
      <style:table-cell-properties fo:padding="0.0382in" fo:border-left="0.0139in solid #000000" fo:border-right="none" fo:border-top="none" fo:border-bottom="0.0139in solid #000000"/>
    </style:style>
    <style:style style:name="Table3.B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3.22" style:family="table-row">
      <style:table-row-properties style:row-height="0.7708in"/>
    </style:style>
    <style:style style:name="Table4" style:family="table">
      <style:table-properties style:width="10.5in" table:align="margins"/>
    </style:style>
    <style:style style:name="Table4.A" style:family="table-column">
      <style:table-column-properties style:column-width="5.25in" style:rel-column-width="32767*"/>
    </style:style>
    <style:style style:name="Table4.B" style:family="table-column">
      <style:table-column-properties style:column-width="5.25in" style:rel-column-width="32768*"/>
    </style:style>
    <style:style style:name="Table4.1" style:family="table-row">
      <style:table-row-properties style:min-row-height="7.4583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5" style:family="table">
      <style:table-properties style:width="4.2181in" fo:margin-left="0.4931in" fo:margin-right="0.3917in" table:align="margins" style:shadow="#808080 0.0701in -0.0701in"/>
    </style:style>
    <style:style style:name="Table5.A" style:family="table-column">
      <style:table-column-properties style:column-width="0.5528in" style:rel-column-width="8587*"/>
    </style:style>
    <style:style style:name="Table5.B" style:family="table-column">
      <style:table-column-properties style:column-width="1.1264in" style:rel-column-width="17503*"/>
    </style:style>
    <style:style style:name="Table5.C" style:family="table-column">
      <style:table-column-properties style:column-width="1.3514in" style:rel-column-width="20995*"/>
    </style:style>
    <style:style style:name="Table5.D" style:family="table-column">
      <style:table-column-properties style:column-width="1.1875in" style:rel-column-width="18450*"/>
    </style:style>
    <style:style style:name="Table5.1" style:family="table-row">
      <style:table-row-properties style:row-height="0.3125in"/>
    </style:style>
    <style:style style:name="Table5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5.D1" style:family="table-cell">
      <style:table-cell-properties fo:padding="0.0382in" fo:border="0.0139in solid #000000"/>
    </style:style>
    <style:style style:name="Table5.2" style:family="table-row">
      <style:table-row-properties style:row-height="0.25in"/>
    </style:style>
    <style:style style:name="Table5.A2" style:family="table-cell">
      <style:table-cell-properties fo:padding="0.0382in" fo:border-left="0.0139in solid #000000" fo:border-right="none" fo:border-top="none" fo:border-bottom="0.0139in solid #000000"/>
    </style:style>
    <style:style style:name="Table5.D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5.13" style:family="table-row">
      <style:table-row-properties style:row-height="0.2917in"/>
    </style:style>
    <style:style style:name="Table5.20" style:family="table-row">
      <style:table-row-properties style:row-height="0.2813in"/>
    </style:style>
    <style:style style:name="Table5.24" style:family="table-row">
      <style:table-row-properties style:row-height="0.5104in"/>
    </style:style>
    <style:style style:name="Table6" style:family="table">
      <style:table-properties style:width="4.5625in" fo:margin-left="0.5875in" fo:margin-right="-0.0458in" table:align="margins" style:shadow="#808080 0.0701in -0.0701in"/>
    </style:style>
    <style:style style:name="Table6.A" style:family="table-column">
      <style:table-column-properties style:column-width="0.541in" style:rel-column-width="7774*"/>
    </style:style>
    <style:style style:name="Table6.B" style:family="table-column">
      <style:table-column-properties style:column-width="1.2604in" style:rel-column-width="18103*"/>
    </style:style>
    <style:style style:name="Table6.C" style:family="table-column">
      <style:table-column-properties style:column-width="1.4174in" style:rel-column-width="20354*"/>
    </style:style>
    <style:style style:name="Table6.D" style:family="table-column">
      <style:table-column-properties style:column-width="1.3438in" style:rel-column-width="19304*"/>
    </style:style>
    <style:style style:name="Table6.1" style:family="table-row">
      <style:table-row-properties style:row-height="0.3021in"/>
    </style:style>
    <style:style style:name="Table6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6.D1" style:family="table-cell">
      <style:table-cell-properties fo:padding="0.0382in" fo:border="0.0139in solid #000000"/>
    </style:style>
    <style:style style:name="Table6.2" style:family="table-row">
      <style:table-row-properties style:row-height="0.25in"/>
    </style:style>
    <style:style style:name="Table6.A2" style:family="table-cell">
      <style:table-cell-properties fo:padding="0.0382in" fo:border-left="0.0139in solid #000000" fo:border-right="none" fo:border-top="none" fo:border-bottom="0.0139in solid #000000"/>
    </style:style>
    <style:style style:name="Table6.D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6.13" style:family="table-row">
      <style:table-row-properties style:row-height="0.2604in"/>
    </style:style>
    <style:style style:name="Table6.21" style:family="table-row">
      <style:table-row-properties style:row-height="0.3229in"/>
    </style:style>
    <style:style style:name="Table6.22" style:family="table-row">
      <style:table-row-properties style:row-height="0.2708in"/>
    </style:style>
    <style:style style:name="Table6.23" style:family="table-row">
      <style:table-row-properties style:row-height="0.2917in"/>
    </style:style>
    <style:style style:name="Table6.24" style:family="table-row">
      <style:table-row-properties style:row-height="0.5208in"/>
    </style:style>
    <style:style style:name="P1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fo:font-size="18pt" style:font-size-asian="18pt" style:font-size-complex="18pt"/>
    </style:style>
    <style:style style:name="P8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header-rows>
          <table:table-row table:style-name="Table1.1">
            <table:table-cell table:style-name="Table1.A1" office:value-type="string">
              <text:p text:style-name="P3">Task List</text:p>
              <text:p text:style-name="P1">___________ -- ___________</text:p>
              <text:p text:style-name="P1"/>
              <table:table table:name="Table2" table:style-name="Table2">
                <table:table-column table:style-name="Table2.A"/>
                <table:table-column table:style-name="Table2.B"/>
                <table:table-row table:style-name="Table2.1">
                  <table:table-cell table:style-name="Table2.A1" office:value-type="string">
                    <text:p text:style-name="P1"/>
                  </table:table-cell>
                  <table:table-cell table:style-name="Table2.B1" office:value-type="string">
                    <text:p text:style-name="P1"/>
                  </table:table-cell>
                </table:table-row>
                <table:table-row table:style-name="Table2.1">
                  <table:table-cell table:style-name="Table2.A2" office:value-type="string">
                    <text:p text:style-name="P1"/>
                  </table:table-cell>
                  <table:table-cell table:style-name="Table2.B2" office:value-type="string">
                    <text:p text:style-name="P1"/>
                  </table:table-cell>
                </table:table-row>
                <table:table-row table:style-name="Table2.1">
                  <table:table-cell table:style-name="Table2.A2" office:value-type="string">
                    <text:p text:style-name="P1"/>
                  </table:table-cell>
                  <table:table-cell table:style-name="Table2.B2" office:value-type="string">
                    <text:p text:style-name="P1"/>
                  </table:table-cell>
                </table:table-row>
                <table:table-row table:style-name="Table2.1">
                  <table:table-cell table:style-name="Table2.A2" office:value-type="string">
                    <text:p text:style-name="P1"/>
                  </table:table-cell>
                  <table:table-cell table:style-name="Table2.B2" office:value-type="string">
                    <text:p text:style-name="P1"/>
                  </table:table-cell>
                </table:table-row>
                <table:table-row table:style-name="Table2.1">
                  <table:table-cell table:style-name="Table2.A2" office:value-type="string">
                    <text:p text:style-name="P1"/>
                  </table:table-cell>
                  <table:table-cell table:style-name="Table2.B2" office:value-type="string">
                    <text:p text:style-name="P1"/>
                  </table:table-cell>
                </table:table-row>
                <table:table-row table:style-name="Table2.1">
                  <table:table-cell table:style-name="Table2.A2" office:value-type="string">
                    <text:p text:style-name="P1"/>
                  </table:table-cell>
                  <table:table-cell table:style-name="Table2.B2" office:value-type="string">
                    <text:p text:style-name="P1"/>
                  </table:table-cell>
                </table:table-row>
                <table:table-row table:style-name="Table2.1">
                  <table:table-cell table:style-name="Table2.A2" office:value-type="string">
                    <text:p text:style-name="P1"/>
                  </table:table-cell>
                  <table:table-cell table:style-name="Table2.B2" office:value-type="string">
                    <text:p text:style-name="P1"/>
                  </table:table-cell>
                </table:table-row>
                <table:table-row table:style-name="Table2.1">
                  <table:table-cell table:style-name="Table2.A2" office:value-type="string">
                    <text:p text:style-name="P1"/>
                  </table:table-cell>
                  <table:table-cell table:style-name="Table2.B2" office:value-type="string">
                    <text:p text:style-name="P1"/>
                  </table:table-cell>
                </table:table-row>
                <table:table-row table:style-name="Table2.1">
                  <table:table-cell table:style-name="Table2.A2" office:value-type="string">
                    <text:p text:style-name="P1"/>
                  </table:table-cell>
                  <table:table-cell table:style-name="Table2.B2" office:value-type="string">
                    <text:p text:style-name="P1"/>
                  </table:table-cell>
                </table:table-row>
                <table:table-row table:style-name="Table2.1">
                  <table:table-cell table:style-name="Table2.A2" office:value-type="string">
                    <text:p text:style-name="P1"/>
                  </table:table-cell>
                  <table:table-cell table:style-name="Table2.B2" office:value-type="string">
                    <text:p text:style-name="P1"/>
                  </table:table-cell>
                </table:table-row>
                <table:table-row table:style-name="Table2.1">
                  <table:table-cell table:style-name="Table2.A2" office:value-type="string">
                    <text:p text:style-name="P1"/>
                  </table:table-cell>
                  <table:table-cell table:style-name="Table2.B2" office:value-type="string">
                    <text:p text:style-name="P1"/>
                  </table:table-cell>
                </table:table-row>
                <table:table-row table:style-name="Table2.1">
                  <table:table-cell table:style-name="Table2.A2" office:value-type="string">
                    <text:p text:style-name="P1"/>
                  </table:table-cell>
                  <table:table-cell table:style-name="Table2.B2" office:value-type="string">
                    <text:p text:style-name="P1"/>
                  </table:table-cell>
                </table:table-row>
                <table:table-row table:style-name="Table2.1">
                  <table:table-cell table:style-name="Table2.A2" office:value-type="string">
                    <text:p text:style-name="P1"/>
                  </table:table-cell>
                  <table:table-cell table:style-name="Table2.B2" office:value-type="string">
                    <text:p text:style-name="P1"/>
                  </table:table-cell>
                </table:table-row>
                <table:table-row table:style-name="Table2.1">
                  <table:table-cell table:style-name="Table2.A2" office:value-type="string">
                    <text:p text:style-name="P1"/>
                  </table:table-cell>
                  <table:table-cell table:style-name="Table2.B2" office:value-type="string">
                    <text:p text:style-name="P1"/>
                  </table:table-cell>
                </table:table-row>
                <table:table-row table:style-name="Table2.1">
                  <table:table-cell table:style-name="Table2.A2" office:value-type="string">
                    <text:p text:style-name="P1"/>
                  </table:table-cell>
                  <table:table-cell table:style-name="Table2.B2" office:value-type="string">
                    <text:p text:style-name="P1"/>
                  </table:table-cell>
                </table:table-row>
                <table:table-row table:style-name="Table2.1">
                  <table:table-cell table:style-name="Table2.A2" office:value-type="string">
                    <text:p text:style-name="P1"/>
                  </table:table-cell>
                  <table:table-cell table:style-name="Table2.B2" office:value-type="string">
                    <text:p text:style-name="P1"/>
                  </table:table-cell>
                </table:table-row>
                <table:table-row table:style-name="Table2.1">
                  <table:table-cell table:style-name="Table2.A2" office:value-type="string">
                    <text:p text:style-name="P1"/>
                  </table:table-cell>
                  <table:table-cell table:style-name="Table2.B2" office:value-type="string">
                    <text:p text:style-name="P1"/>
                  </table:table-cell>
                </table:table-row>
                <table:table-row table:style-name="Table2.1">
                  <table:table-cell table:style-name="Table2.A2" office:value-type="string">
                    <text:p text:style-name="P1"/>
                  </table:table-cell>
                  <table:table-cell table:style-name="Table2.B2" office:value-type="string">
                    <text:p text:style-name="P1"/>
                  </table:table-cell>
                </table:table-row>
                <table:table-row table:style-name="Table2.1">
                  <table:table-cell table:style-name="Table2.A2" office:value-type="string">
                    <text:p text:style-name="P1"/>
                  </table:table-cell>
                  <table:table-cell table:style-name="Table2.B2" office:value-type="string">
                    <text:p text:style-name="P1"/>
                  </table:table-cell>
                </table:table-row>
                <table:table-row table:style-name="Table2.1">
                  <table:table-cell table:style-name="Table2.A2" office:value-type="string">
                    <text:p text:style-name="P1"/>
                  </table:table-cell>
                  <table:table-cell table:style-name="Table2.B2" office:value-type="string">
                    <text:p text:style-name="P1"/>
                  </table:table-cell>
                </table:table-row>
                <table:table-row table:style-name="Table2.1">
                  <table:table-cell table:style-name="Table2.A2" office:value-type="string">
                    <text:p text:style-name="P1"/>
                  </table:table-cell>
                  <table:table-cell table:style-name="Table2.B2" office:value-type="string">
                    <text:p text:style-name="P1"/>
                  </table:table-cell>
                </table:table-row>
                <table:table-row table:style-name="Table2.22">
                  <table:table-cell table:style-name="Table2.B2" table:number-columns-spanned="2" office:value-type="string">
                    <text:p text:style-name="P4">Notes:</text:p>
                  </table:table-cell>
                  <table:covered-table-cell/>
                </table:table-row>
              </table:table>
              <text:p text:style-name="P1"/>
            </table:table-cell>
            <table:table-cell table:style-name="Table1.B1" office:value-type="string">
              <text:p text:style-name="P2">Task List</text:p>
              <text:p text:style-name="P1">___________ -- ___________</text:p>
              <text:p text:style-name="P1"/>
              <table:table table:name="Table3" table:style-name="Table3">
                <table:table-column table:style-name="Table3.A"/>
                <table:table-column table:style-name="Table3.B"/>
                <table:table-row table:style-name="Table3.1">
                  <table:table-cell table:style-name="Table3.A1" office:value-type="string">
                    <text:p text:style-name="P1"/>
                  </table:table-cell>
                  <table:table-cell table:style-name="Table3.B1" office:value-type="string">
                    <text:p text:style-name="P1"/>
                  </table:table-cell>
                </table:table-row>
                <table:table-row table:style-name="Table3.1">
                  <table:table-cell table:style-name="Table3.A2" office:value-type="string">
                    <text:p text:style-name="P1"/>
                  </table:table-cell>
                  <table:table-cell table:style-name="Table3.B2" office:value-type="string">
                    <text:p text:style-name="P1"/>
                  </table:table-cell>
                </table:table-row>
                <table:table-row table:style-name="Table3.1">
                  <table:table-cell table:style-name="Table3.A2" office:value-type="string">
                    <text:p text:style-name="P1"/>
                  </table:table-cell>
                  <table:table-cell table:style-name="Table3.B2" office:value-type="string">
                    <text:p text:style-name="P1"/>
                  </table:table-cell>
                </table:table-row>
                <table:table-row table:style-name="Table3.1">
                  <table:table-cell table:style-name="Table3.A2" office:value-type="string">
                    <text:p text:style-name="P1"/>
                  </table:table-cell>
                  <table:table-cell table:style-name="Table3.B2" office:value-type="string">
                    <text:p text:style-name="P1"/>
                  </table:table-cell>
                </table:table-row>
                <table:table-row table:style-name="Table3.1">
                  <table:table-cell table:style-name="Table3.A2" office:value-type="string">
                    <text:p text:style-name="P1"/>
                  </table:table-cell>
                  <table:table-cell table:style-name="Table3.B2" office:value-type="string">
                    <text:p text:style-name="P1"/>
                  </table:table-cell>
                </table:table-row>
                <table:table-row table:style-name="Table3.1">
                  <table:table-cell table:style-name="Table3.A2" office:value-type="string">
                    <text:p text:style-name="P1"/>
                  </table:table-cell>
                  <table:table-cell table:style-name="Table3.B2" office:value-type="string">
                    <text:p text:style-name="P1"/>
                  </table:table-cell>
                </table:table-row>
                <table:table-row table:style-name="Table3.1">
                  <table:table-cell table:style-name="Table3.A2" office:value-type="string">
                    <text:p text:style-name="P1"/>
                  </table:table-cell>
                  <table:table-cell table:style-name="Table3.B2" office:value-type="string">
                    <text:p text:style-name="P1"/>
                  </table:table-cell>
                </table:table-row>
                <table:table-row table:style-name="Table3.1">
                  <table:table-cell table:style-name="Table3.A2" office:value-type="string">
                    <text:p text:style-name="P1"/>
                  </table:table-cell>
                  <table:table-cell table:style-name="Table3.B2" office:value-type="string">
                    <text:p text:style-name="P1"/>
                  </table:table-cell>
                </table:table-row>
                <table:table-row table:style-name="Table3.1">
                  <table:table-cell table:style-name="Table3.A2" office:value-type="string">
                    <text:p text:style-name="P1"/>
                  </table:table-cell>
                  <table:table-cell table:style-name="Table3.B2" office:value-type="string">
                    <text:p text:style-name="P1"/>
                  </table:table-cell>
                </table:table-row>
                <table:table-row table:style-name="Table3.1">
                  <table:table-cell table:style-name="Table3.A2" office:value-type="string">
                    <text:p text:style-name="P1"/>
                  </table:table-cell>
                  <table:table-cell table:style-name="Table3.B2" office:value-type="string">
                    <text:p text:style-name="P1"/>
                  </table:table-cell>
                </table:table-row>
                <table:table-row table:style-name="Table3.1">
                  <table:table-cell table:style-name="Table3.A2" office:value-type="string">
                    <text:p text:style-name="P1"/>
                  </table:table-cell>
                  <table:table-cell table:style-name="Table3.B2" office:value-type="string">
                    <text:p text:style-name="P1"/>
                  </table:table-cell>
                </table:table-row>
                <table:table-row table:style-name="Table3.1">
                  <table:table-cell table:style-name="Table3.A2" office:value-type="string">
                    <text:p text:style-name="P1"/>
                  </table:table-cell>
                  <table:table-cell table:style-name="Table3.B2" office:value-type="string">
                    <text:p text:style-name="P1"/>
                  </table:table-cell>
                </table:table-row>
                <table:table-row table:style-name="Table3.1">
                  <table:table-cell table:style-name="Table3.A2" office:value-type="string">
                    <text:p text:style-name="P1"/>
                  </table:table-cell>
                  <table:table-cell table:style-name="Table3.B2" office:value-type="string">
                    <text:p text:style-name="P1"/>
                  </table:table-cell>
                </table:table-row>
                <table:table-row table:style-name="Table3.1">
                  <table:table-cell table:style-name="Table3.A2" office:value-type="string">
                    <text:p text:style-name="P1"/>
                  </table:table-cell>
                  <table:table-cell table:style-name="Table3.B2" office:value-type="string">
                    <text:p text:style-name="P1"/>
                  </table:table-cell>
                </table:table-row>
                <table:table-row table:style-name="Table3.1">
                  <table:table-cell table:style-name="Table3.A2" office:value-type="string">
                    <text:p text:style-name="P1"/>
                  </table:table-cell>
                  <table:table-cell table:style-name="Table3.B2" office:value-type="string">
                    <text:p text:style-name="P1"/>
                  </table:table-cell>
                </table:table-row>
                <table:table-row table:style-name="Table3.1">
                  <table:table-cell table:style-name="Table3.A2" office:value-type="string">
                    <text:p text:style-name="P1"/>
                  </table:table-cell>
                  <table:table-cell table:style-name="Table3.B2" office:value-type="string">
                    <text:p text:style-name="P1"/>
                  </table:table-cell>
                </table:table-row>
                <table:table-row table:style-name="Table3.1">
                  <table:table-cell table:style-name="Table3.A2" office:value-type="string">
                    <text:p text:style-name="P1"/>
                  </table:table-cell>
                  <table:table-cell table:style-name="Table3.B2" office:value-type="string">
                    <text:p text:style-name="P1"/>
                  </table:table-cell>
                </table:table-row>
                <table:table-row table:style-name="Table3.1">
                  <table:table-cell table:style-name="Table3.A2" office:value-type="string">
                    <text:p text:style-name="P1"/>
                  </table:table-cell>
                  <table:table-cell table:style-name="Table3.B2" office:value-type="string">
                    <text:p text:style-name="P1"/>
                  </table:table-cell>
                </table:table-row>
                <table:table-row table:style-name="Table3.1">
                  <table:table-cell table:style-name="Table3.A2" office:value-type="string">
                    <text:p text:style-name="P1"/>
                  </table:table-cell>
                  <table:table-cell table:style-name="Table3.B2" office:value-type="string">
                    <text:p text:style-name="P1"/>
                  </table:table-cell>
                </table:table-row>
                <table:table-row table:style-name="Table3.1">
                  <table:table-cell table:style-name="Table3.A2" office:value-type="string">
                    <text:p text:style-name="P1"/>
                  </table:table-cell>
                  <table:table-cell table:style-name="Table3.B2" office:value-type="string">
                    <text:p text:style-name="P1"/>
                  </table:table-cell>
                </table:table-row>
                <table:table-row table:style-name="Table3.1">
                  <table:table-cell table:style-name="Table3.A2" office:value-type="string">
                    <text:p text:style-name="P1"/>
                  </table:table-cell>
                  <table:table-cell table:style-name="Table3.B2" office:value-type="string">
                    <text:p text:style-name="P1"/>
                  </table:table-cell>
                </table:table-row>
                <table:table-row table:style-name="Table3.22">
                  <table:table-cell table:style-name="Table3.B2" table:number-columns-spanned="2" office:value-type="string">
                    <text:p text:style-name="P4">Notes:</text:p>
                  </table:table-cell>
                  <table:covered-table-cell/>
                </table:table-row>
              </table:table>
              <text:p text:style-name="P1"/>
            </table:table-cell>
          </table:table-row>
        </table:table-header-rows>
      </table:table>
      <text:p text:style-name="Standard"/>
      <table:table table:name="Table4" table:style-name="Table4">
        <table:table-column table:style-name="Table4.A"/>
        <table:table-column table:style-name="Table4.B"/>
        <table:table-header-rows>
          <text:soft-page-break/>
          <table:table-row table:style-name="Table4.1">
            <table:table-cell table:style-name="Table4.A1" office:value-type="string">
              <text:p text:style-name="P2">Weekly Time Sheet</text:p>
              <text:p text:style-name="P2"/>
              <table:table table:name="Table5" table:style-name="Table5">
                <table:table-column table:style-name="Table5.A"/>
                <table:table-column table:style-name="Table5.B"/>
                <table:table-column table:style-name="Table5.C"/>
                <table:table-column table:style-name="Table5.D"/>
                <table:table-row table:style-name="Table5.1">
                  <table:table-cell table:style-name="Table5.A1" office:value-type="string">
                    <text:p text:style-name="P8"/>
                  </table:table-cell>
                  <table:table-cell table:style-name="Table5.A1" office:value-type="string">
                    <text:p text:style-name="P5">Thursday</text:p>
                  </table:table-cell>
                  <table:table-cell table:style-name="Table5.A1" office:value-type="string">
                    <text:p text:style-name="P5">Friday</text:p>
                  </table:table-cell>
                  <table:table-cell table:style-name="Table5.D1" office:value-type="string">
                    <text:p text:style-name="P5">Saturday</text:p>
                  </table:table-cell>
                </table:table-row>
                <table:table-row table:style-name="Table5.2">
                  <table:table-cell table:style-name="Table5.A2" office:value-type="string">
                    <text:p text:style-name="P6">7:00</text:p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D2" table:number-rows-spanned="11" office:value-type="string">
                    <text:p text:style-name="P1"/>
                    <text:p text:style-name="P1"/>
                  </table:table-cell>
                </table:table-row>
                <table:table-row table:style-name="Table5.2">
                  <table:table-cell table:style-name="Table5.A2" office:value-type="string">
                    <text:p text:style-name="P6"/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A2" office:value-type="string">
                    <text:p text:style-name="P1"/>
                  </table:table-cell>
                  <table:covered-table-cell/>
                </table:table-row>
                <table:table-row table:style-name="Table5.2">
                  <table:table-cell table:style-name="Table5.A2" office:value-type="string">
                    <text:p text:style-name="P6">8:00</text:p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A2" office:value-type="string">
                    <text:p text:style-name="P1"/>
                  </table:table-cell>
                  <table:covered-table-cell/>
                </table:table-row>
                <table:table-row table:style-name="Table5.2">
                  <table:table-cell table:style-name="Table5.A2" office:value-type="string">
                    <text:p text:style-name="P6"/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A2" office:value-type="string">
                    <text:p text:style-name="P1"/>
                  </table:table-cell>
                  <table:covered-table-cell/>
                </table:table-row>
                <table:table-row table:style-name="Table5.2">
                  <table:table-cell table:style-name="Table5.A2" office:value-type="string">
                    <text:p text:style-name="P6">9:00</text:p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A2" office:value-type="string">
                    <text:p text:style-name="P1"/>
                  </table:table-cell>
                  <table:covered-table-cell/>
                </table:table-row>
                <table:table-row table:style-name="Table5.2">
                  <table:table-cell table:style-name="Table5.A2" office:value-type="string">
                    <text:p text:style-name="P6"/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A2" office:value-type="string">
                    <text:p text:style-name="P1"/>
                  </table:table-cell>
                  <table:covered-table-cell/>
                </table:table-row>
                <table:table-row table:style-name="Table5.2">
                  <table:table-cell table:style-name="Table5.A2" office:value-type="string">
                    <text:p text:style-name="P6">10:00</text:p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A2" office:value-type="string">
                    <text:p text:style-name="P1"/>
                  </table:table-cell>
                  <table:covered-table-cell/>
                </table:table-row>
                <table:table-row table:style-name="Table5.2">
                  <table:table-cell table:style-name="Table5.A2" office:value-type="string">
                    <text:p text:style-name="P6"/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A2" office:value-type="string">
                    <text:p text:style-name="P1"/>
                  </table:table-cell>
                  <table:covered-table-cell/>
                </table:table-row>
                <table:table-row table:style-name="Table5.2">
                  <table:table-cell table:style-name="Table5.A2" office:value-type="string">
                    <text:p text:style-name="P6">11:00</text:p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A2" office:value-type="string">
                    <text:p text:style-name="P1"/>
                  </table:table-cell>
                  <table:covered-table-cell/>
                </table:table-row>
                <table:table-row table:style-name="Table5.2">
                  <table:table-cell table:style-name="Table5.A2" office:value-type="string">
                    <text:p text:style-name="P6"/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A2" office:value-type="string">
                    <text:p text:style-name="P1"/>
                  </table:table-cell>
                  <table:covered-table-cell/>
                </table:table-row>
                <table:table-row table:style-name="Table5.2">
                  <table:table-cell table:style-name="Table5.A2" office:value-type="string">
                    <text:p text:style-name="P6">12:00</text:p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A2" office:value-type="string">
                    <text:p text:style-name="P1"/>
                  </table:table-cell>
                  <table:covered-table-cell/>
                </table:table-row>
                <table:table-row table:style-name="Table5.13">
                  <table:table-cell table:style-name="Table5.A2" office:value-type="string">
                    <text:p text:style-name="P6"/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D2" office:value-type="string">
                    <text:p text:style-name="P5">Sunday</text:p>
                  </table:table-cell>
                </table:table-row>
                <table:table-row table:style-name="Table5.2">
                  <table:table-cell table:style-name="Table5.A2" office:value-type="string">
                    <text:p text:style-name="P6">1:00</text:p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D2" table:number-rows-spanned="10" office:value-type="string">
                    <text:p text:style-name="P1"/>
                  </table:table-cell>
                </table:table-row>
                <table:table-row table:style-name="Table5.2">
                  <table:table-cell table:style-name="Table5.A2" office:value-type="string">
                    <text:p text:style-name="P6"/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A2" office:value-type="string">
                    <text:p text:style-name="P1"/>
                  </table:table-cell>
                  <table:covered-table-cell/>
                </table:table-row>
                <table:table-row table:style-name="Table5.2">
                  <table:table-cell table:style-name="Table5.A2" office:value-type="string">
                    <text:p text:style-name="P6">2:00</text:p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A2" office:value-type="string">
                    <text:p text:style-name="P1"/>
                  </table:table-cell>
                  <table:covered-table-cell/>
                </table:table-row>
                <table:table-row table:style-name="Table5.2">
                  <table:table-cell table:style-name="Table5.A2" office:value-type="string">
                    <text:p text:style-name="P6"/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A2" office:value-type="string">
                    <text:p text:style-name="P1"/>
                  </table:table-cell>
                  <table:covered-table-cell/>
                </table:table-row>
                <table:table-row table:style-name="Table5.2">
                  <table:table-cell table:style-name="Table5.A2" office:value-type="string">
                    <text:p text:style-name="P6">3:00</text:p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A2" office:value-type="string">
                    <text:p text:style-name="P1"/>
                  </table:table-cell>
                  <table:covered-table-cell/>
                </table:table-row>
                <table:table-row table:style-name="Table5.2">
                  <table:table-cell table:style-name="Table5.A2" office:value-type="string">
                    <text:p text:style-name="P6"/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A2" office:value-type="string">
                    <text:p text:style-name="P1"/>
                  </table:table-cell>
                  <table:covered-table-cell/>
                </table:table-row>
                <table:table-row table:style-name="Table5.20">
                  <table:table-cell table:style-name="Table5.A2" office:value-type="string">
                    <text:p text:style-name="P6">4:00</text:p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A2" office:value-type="string">
                    <text:p text:style-name="P1"/>
                  </table:table-cell>
                  <table:covered-table-cell/>
                </table:table-row>
                <table:table-row table:style-name="Table5.20">
                  <table:table-cell table:style-name="Table5.A2" office:value-type="string">
                    <text:p text:style-name="P6"/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A2" office:value-type="string">
                    <text:p text:style-name="P1"/>
                  </table:table-cell>
                  <table:covered-table-cell/>
                </table:table-row>
                <table:table-row table:style-name="Table5.20">
                  <table:table-cell table:style-name="Table5.A2" office:value-type="string">
                    <text:p text:style-name="P6">5:00</text:p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A2" office:value-type="string">
                    <text:p text:style-name="P1"/>
                  </table:table-cell>
                  <table:covered-table-cell/>
                </table:table-row>
                <table:table-row table:style-name="Table5.20">
                  <table:table-cell table:style-name="Table5.A2" office:value-type="string">
                    <text:p text:style-name="P6"/>
                  </table:table-cell>
                  <table:table-cell table:style-name="Table5.A2" office:value-type="string">
                    <text:p text:style-name="P1"/>
                  </table:table-cell>
                  <table:table-cell table:style-name="Table5.A2" office:value-type="string">
                    <text:p text:style-name="P1"/>
                  </table:table-cell>
                  <table:covered-table-cell/>
                </table:table-row>
                <table:table-row table:style-name="Table5.24">
                  <table:table-cell table:style-name="Table5.A2" office:value-type="string">
                    <text:p text:style-name="P6">6:00</text:p>
                  </table:table-cell>
                  <table:table-cell table:style-name="Table5.D2" table:number-columns-spanned="3" office:value-type="string">
                    <text:p text:style-name="P1"/>
                  </table:table-cell>
                  <table:covered-table-cell/>
                  <table:covered-table-cell/>
                </table:table-row>
              </table:table>
              <text:p text:style-name="P2"/>
            </table:table-cell>
            <table:table-cell table:style-name="Table4.B1" office:value-type="string">
              <text:p text:style-name="P2">Weekly Time Sheet</text:p>
              <text:p text:style-name="P2"/>
              <table:table table:name="Table6" table:style-name="Table6">
                <table:table-column table:style-name="Table6.A"/>
                <table:table-column table:style-name="Table6.B"/>
                <table:table-column table:style-name="Table6.C"/>
                <table:table-column table:style-name="Table6.D"/>
                <table:table-row table:style-name="Table6.1">
                  <table:table-cell table:style-name="Table6.A1" office:value-type="string">
                    <text:p text:style-name="P7"/>
                  </table:table-cell>
                  <table:table-cell table:style-name="Table6.A1" office:value-type="string">
                    <text:p text:style-name="P5">Monday</text:p>
                  </table:table-cell>
                  <table:table-cell table:style-name="Table6.A1" office:value-type="string">
                    <text:p text:style-name="P5">Tuesday</text:p>
                  </table:table-cell>
                  <table:table-cell table:style-name="Table6.D1" office:value-type="string">
                    <text:p text:style-name="P5">Wednesday</text:p>
                  </table:table-cell>
                </table:table-row>
                <table:table-row table:style-name="Table6.2">
                  <table:table-cell table:style-name="Table6.A2" office:value-type="string">
                    <text:p text:style-name="P6">7:00</text:p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D2" office:value-type="string">
                    <text:p text:style-name="P1"/>
                  </table:table-cell>
                </table:table-row>
                <table:table-row table:style-name="Table6.2">
                  <table:table-cell table:style-name="Table6.A2" office:value-type="string">
                    <text:p text:style-name="P6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D2" office:value-type="string">
                    <text:p text:style-name="P1"/>
                  </table:table-cell>
                </table:table-row>
                <table:table-row table:style-name="Table6.2">
                  <table:table-cell table:style-name="Table6.A2" office:value-type="string">
                    <text:p text:style-name="P6">8:00</text:p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D2" office:value-type="string">
                    <text:p text:style-name="P1"/>
                  </table:table-cell>
                </table:table-row>
                <table:table-row table:style-name="Table6.2">
                  <table:table-cell table:style-name="Table6.A2" office:value-type="string">
                    <text:p text:style-name="P6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D2" office:value-type="string">
                    <text:p text:style-name="P1"/>
                  </table:table-cell>
                </table:table-row>
                <table:table-row table:style-name="Table6.2">
                  <table:table-cell table:style-name="Table6.A2" office:value-type="string">
                    <text:p text:style-name="P6">9:00</text:p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D2" office:value-type="string">
                    <text:p text:style-name="P1"/>
                  </table:table-cell>
                </table:table-row>
                <table:table-row table:style-name="Table6.2">
                  <table:table-cell table:style-name="Table6.A2" office:value-type="string">
                    <text:p text:style-name="P6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D2" office:value-type="string">
                    <text:p text:style-name="P1"/>
                  </table:table-cell>
                </table:table-row>
                <table:table-row table:style-name="Table6.2">
                  <table:table-cell table:style-name="Table6.A2" office:value-type="string">
                    <text:p text:style-name="P6">10:00</text:p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D2" office:value-type="string">
                    <text:p text:style-name="P1"/>
                  </table:table-cell>
                </table:table-row>
                <table:table-row table:style-name="Table6.2">
                  <table:table-cell table:style-name="Table6.A2" office:value-type="string">
                    <text:p text:style-name="P6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D2" office:value-type="string">
                    <text:p text:style-name="P1"/>
                  </table:table-cell>
                </table:table-row>
                <table:table-row table:style-name="Table6.2">
                  <table:table-cell table:style-name="Table6.A2" office:value-type="string">
                    <text:p text:style-name="P6">11:00</text:p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D2" office:value-type="string">
                    <text:p text:style-name="P1"/>
                  </table:table-cell>
                </table:table-row>
                <table:table-row table:style-name="Table6.2">
                  <table:table-cell table:style-name="Table6.A2" office:value-type="string">
                    <text:p text:style-name="P6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D2" office:value-type="string">
                    <text:p text:style-name="P1"/>
                  </table:table-cell>
                </table:table-row>
                <table:table-row table:style-name="Table6.2">
                  <table:table-cell table:style-name="Table6.A2" office:value-type="string">
                    <text:p text:style-name="P6">12:00</text:p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D2" office:value-type="string">
                    <text:p text:style-name="P1"/>
                  </table:table-cell>
                </table:table-row>
                <table:table-row table:style-name="Table6.13">
                  <table:table-cell table:style-name="Table6.A2" office:value-type="string">
                    <text:p text:style-name="P6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D2" office:value-type="string">
                    <text:p text:style-name="P5"/>
                  </table:table-cell>
                </table:table-row>
                <table:table-row table:style-name="Table6.2">
                  <table:table-cell table:style-name="Table6.A2" office:value-type="string">
                    <text:p text:style-name="P6">1:00</text:p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D2" office:value-type="string">
                    <text:p text:style-name="P1"/>
                  </table:table-cell>
                </table:table-row>
                <table:table-row table:style-name="Table6.2">
                  <table:table-cell table:style-name="Table6.A2" office:value-type="string">
                    <text:p text:style-name="P6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D2" office:value-type="string">
                    <text:p text:style-name="P1"/>
                  </table:table-cell>
                </table:table-row>
                <table:table-row table:style-name="Table6.2">
                  <table:table-cell table:style-name="Table6.A2" office:value-type="string">
                    <text:p text:style-name="P6">2:00</text:p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D2" office:value-type="string">
                    <text:p text:style-name="P1"/>
                  </table:table-cell>
                </table:table-row>
                <table:table-row table:style-name="Table6.2">
                  <table:table-cell table:style-name="Table6.A2" office:value-type="string">
                    <text:p text:style-name="P6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D2" office:value-type="string">
                    <text:p text:style-name="P1"/>
                  </table:table-cell>
                </table:table-row>
                <table:table-row table:style-name="Table6.2">
                  <table:table-cell table:style-name="Table6.A2" office:value-type="string">
                    <text:p text:style-name="P6">3:00</text:p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D2" office:value-type="string">
                    <text:p text:style-name="P1"/>
                  </table:table-cell>
                </table:table-row>
                <table:table-row table:style-name="Table6.2">
                  <table:table-cell table:style-name="Table6.A2" office:value-type="string">
                    <text:p text:style-name="P6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D2" office:value-type="string">
                    <text:p text:style-name="P1"/>
                  </table:table-cell>
                </table:table-row>
                <table:table-row table:style-name="Table6.2">
                  <table:table-cell table:style-name="Table6.A2" office:value-type="string">
                    <text:p text:style-name="P6">4:00</text:p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D2" office:value-type="string">
                    <text:p text:style-name="P1"/>
                  </table:table-cell>
                </table:table-row>
                <table:table-row table:style-name="Table6.21">
                  <table:table-cell table:style-name="Table6.A2" office:value-type="string">
                    <text:p text:style-name="P6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D2" office:value-type="string">
                    <text:p text:style-name="P1"/>
                  </table:table-cell>
                </table:table-row>
                <table:table-row table:style-name="Table6.22">
                  <table:table-cell table:style-name="Table6.A2" office:value-type="string">
                    <text:p text:style-name="P6">5:00</text:p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D2" office:value-type="string">
                    <text:p text:style-name="P1"/>
                  </table:table-cell>
                </table:table-row>
                <table:table-row table:style-name="Table6.23">
                  <table:table-cell table:style-name="Table6.A2" office:value-type="string">
                    <text:p text:style-name="P6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A2" office:value-type="string">
                    <text:p text:style-name="P1"/>
                  </table:table-cell>
                  <table:table-cell table:style-name="Table6.D2" office:value-type="string">
                    <text:p text:style-name="P1"/>
                  </table:table-cell>
                </table:table-row>
                <table:table-row table:style-name="Table6.24">
                  <table:table-cell table:style-name="Table6.A2" office:value-type="string">
                    <text:p text:style-name="P6">6:00</text:p>
                  </table:table-cell>
                  <table:table-cell table:style-name="Table6.D2" table:number-columns-spanned="3" office:value-type="string">
                    <text:p text:style-name="P1"/>
                  </table:table-cell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3902in" fo:margin-bottom="0.3902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David Balchen</meta:initial-creator>
    <meta:creation-date>2009-08-27T19:24:18</meta:creation-date>
    <dc:date>2010-01-03T11:20:04</dc:date>
    <meta:print-date>2010-01-03T11:16:15</meta:print-date>
    <meta:editing-cycles>7</meta:editing-cycles>
    <meta:editing-duration>PT01H16M59S</meta:editing-duration>
    <meta:document-statistic meta:table-count="6" meta:image-count="0" meta:object-count="0" meta:page-count="2" meta:paragraph-count="39" meta:word-count="49" meta:character-count="268"/>
    <meta:user-defined meta:name="Info 1"/>
    <meta:user-defined meta:name="Info 2"/>
    <meta:user-defined meta:name="Info 3"/>
    <meta:user-defined meta:name="Info 4"/>
  </office:meta>
</office:document-meta>
</file>